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fo:color="#c9211e" style:font-name="Arial" fo:font-size="20pt" officeooo:rsid="000b4c0e" officeooo:paragraph-rsid="000b4c0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c9211e" style:font-name="Arial" fo:font-size="20pt" officeooo:rsid="000b4c0e" officeooo:paragraph-rsid="000b4c0e" style:font-size-asian="20pt" style:font-size-complex="20pt"/>
    </style:style>
    <style:style style:name="P3" style:family="paragraph" style:parent-style-name="Standard">
      <style:text-properties fo:color="#c9211e" style:font-name="Arial" fo:font-size="20pt" style:text-underline-style="none" officeooo:rsid="000d281a" officeooo:paragraph-rsid="000d281a" style:font-size-asian="20pt" style:font-size-complex="20pt"/>
    </style:style>
    <style:style style:name="P4" style:family="paragraph" style:parent-style-name="Standard">
      <style:text-properties fo:color="#3465a4" style:font-name="Arial" fo:font-size="20pt" style:text-underline-style="none" officeooo:rsid="000d281a" officeooo:paragraph-rsid="000d281a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color="#3465a4" style:font-name="Arial" fo:font-size="20pt" officeooo:rsid="000d281a" officeooo:paragraph-rsid="000d281a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color="#3465a4" style:font-name="Arial" fo:font-size="20pt" officeooo:rsid="000e3a17" officeooo:paragraph-rsid="000e3a17" style:font-size-asian="20pt" style:font-size-complex="20pt"/>
    </style:style>
    <style:style style:name="P7" style:family="paragraph" style:parent-style-name="Table_20_Contents">
      <style:paragraph-properties fo:text-align="start" style:justify-single-word="false"/>
      <style:text-properties fo:color="#3465a4" style:font-name="Arial" fo:font-size="20pt" officeooo:rsid="000e3a17" officeooo:paragraph-rsid="000e3a17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dce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3a17"/>
    </style:style>
    <style:style style:name="T5" style:family="text">
      <style:text-properties officeooo:rsid="000edce4"/>
    </style:style>
    <style:style style:name="T6" style:family="text">
      <style:text-properties style:text-underline-style="none" officeooo:rsid="000edc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éance 9</text:span> : <text:span text:style-name="T1">Phrases verbales et non verbales</text:span> :</text:p>
      <text:p text:style-name="P1"/>
      <text:p text:style-name="P3">Une phrase est un <text:span text:style-name="T3">mot</text:span> ou un <text:span text:style-name="T3">groupe de mots</text:span> ayant un <text:span text:style-name="T3">sens</text:span>, commençant par une <text:span text:style-name="T3">majuscule</text:span> et se terminant par un <text:span text:style-name="T3">point</text:span>.</text:p>
      <text:p text:style-name="P3"/>
      <text:p text:style-name="P4">Il existe deux catégories de phrase :</text:p>
      <text:p text:style-name="P4">- les <text:span text:style-name="T3">phrases verbales</text:span></text:p>
      <text:p text:style-name="P4">- les <text:span text:style-name="T3">phrases non verbales</text:span> appelées <text:span text:style-name="T3">PHRASES</text:span> <text:span text:style-name="T3">NOMINALES</text:span></text:p>
      <text:p text:style-name="P4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Phrases <text:span text:style-name="T1">nominales</text:span></text:p>
          </table:table-cell>
          <table:table-cell table:style-name="Tableau1.A1" office:value-type="string">
            <text:p text:style-name="P5">Phrases verbales</text:p>
          </table:table-cell>
        </table:table-row>
        <table:table-row>
          <table:table-cell table:style-name="Tableau1.A1" office:value-type="string">
            <text:p text:style-name="P5">Stop ! Chut ! A table !</text:p>
            <text:p text:style-name="P5">Bonjour, monsieur. Pourquoi ? </text:p>
            <text:p text:style-name="P5">Merci, madame. (de rien)</text:p>
            <text:p text:style-name="P5">Bon week-end ! A demain !</text:p>
            <text:p text:style-name="P5">Bon après-midi ! Bon appétit !</text:p>
            <text:p text:style-name="P5">Félicitations ! Bravo ! Joyeux noël ! Bonne année ! <text:span text:style-name="T4">Meilleurs vœux ! Joyeux anniversaire ! Prompt rétablissement ! Bonnes vacances! Allo ?</text:span></text:p>
            <text:p text:style-name="P6">Au revoir, madame.</text:p>
          </table:table-cell>
          <table:table-cell table:style-name="Tableau1.A1" office:value-type="string">
            <text:p text:style-name="P6">Je t’en <text:span text:style-name="T1">prie</text:span>. / Je vous en <text:span text:style-name="T1">prie</text:span>.</text:p>
            <text:p text:style-name="P6">S’il vous <text:span text:style-name="T1">plaît</text:span>. / S’il te <text:span text:style-name="T1">plaît</text:span>.</text:p>
            <text:p text:style-name="P6"><text:span text:style-name="T1">Taisez</text:span>-vous ! Je vous <text:span text:style-name="T1">prie</text:span> d’agréer, Monsieur, l’expression de mes sentiments respectueux.</text:p>
            <text:p text:style-name="P7"><text:span text:style-name="T1">Arrêtez</text:span> ! <text:span text:style-name="T5">J’</text:span><text:span text:style-name="T2">ai</text:span><text:span text:style-name="T6"> </text:span><text:span text:style-name="T5">faim. Les cours </text:span><text:span text:style-name="T2">sont</text:span><text:span text:style-name="T6"> finis, je </text:span><text:span text:style-name="T2">rentre</text:span><text:span text:style-name="T5"> chez moi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11:52:35.504000000</meta:creation-date>
    <dc:date>2020-11-24T08:35:04.366000000</dc:date>
    <meta:editing-duration>PT3M41S</meta:editing-duration>
    <meta:editing-cycles>2</meta:editing-cycles>
    <meta:generator>LibreOffice/6.4.6.2$Windows_X86_64 LibreOffice_project/0ce51a4fd21bff07a5c061082cc82c5ed232f115</meta:generator>
    <meta:document-statistic meta:table-count="1" meta:image-count="0" meta:object-count="0" meta:page-count="1" meta:paragraph-count="18" meta:word-count="147" meta:character-count="811" meta:non-whitespace-character-count="681"/>
  </office:meta>
</office:document-meta>
</file>